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Pictures/10000000000000B0000000C735E6AAF6DAB409D4.jpg" manifest:media-type="image/jpeg"/>
  <manifest:file-entry manifest:full-path="style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965in" table:align="margins" style:may-break-between-rows="true" style:writing-mode="lr-tb" table:border-model="collapsing"/>
    </style:style>
    <style:style style:name="Table2.A" style:family="table-column">
      <style:table-column-properties style:column-width="1.316in" style:rel-column-width="13275*"/>
    </style:style>
    <style:style style:name="Table2.B" style:family="table-column">
      <style:table-column-properties style:column-width="1.5625in" style:rel-column-width="15762*"/>
    </style:style>
    <style:style style:name="Table2.C" style:family="table-column">
      <style:table-column-properties style:column-width="1.4306in" style:rel-column-width="14431*"/>
    </style:style>
    <style:style style:name="Table2.D" style:family="table-column">
      <style:table-column-properties style:column-width="2.1875in" style:rel-column-width="22067*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paragraph-rsid="000d1697" style:font-name-asian="Calibri1" style:font-size-asian="10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officeooo:rsid="000d1697" officeooo:paragraph-rsid="000d1697" style:font-name-asian="Calibri1" style:font-size-asian="22pt" style:font-style-asian="italic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0d1697" style:font-name-asian="Calibri1" style:font-size-asian="14pt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1b33a8" officeooo:paragraph-rsid="001c845f" style:font-size-asian="14pt" style:font-size-complex="14pt"/>
    </style:style>
    <style:style style:name="P1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paragraph-rsid="001cc81f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16967a" style:font-size-asian="14pt" style:font-weight-asian="bold" style:font-size-complex="14pt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20a86a" style:font-size-asian="14pt" style:font-weight-asian="bold" style:font-size-complex="14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rsid="001b33a8" officeooo:paragraph-rsid="0020a86a" style:font-size-asian="14pt" style:font-weight-asian="bold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d1697" officeooo:paragraph-rsid="000d1697"/>
    </style:style>
    <style:style style:name="P2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24d48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26" style:family="paragraph" style:parent-style-name="Heading_20_1">
      <style:paragraph-properties fo:margin-top="0in" fo:margin-bottom="0in" loext:contextual-spacing="false" fo:line-height="150%" fo:break-before="page"/>
      <style:text-properties style:font-name="Times New Roman" fo:font-size="14pt" officeooo:paragraph-rsid="000d1697" style:font-size-asian="14pt" style:font-size-complex="14pt"/>
    </style:style>
    <style:style style:name="P27" style:family="paragraph" style:parent-style-name="Heading_20_1">
      <style:paragraph-properties fo:margin-top="0in" fo:margin-bottom="0in" loext:contextual-spacing="false" fo:line-height="150%" fo:break-before="page"/>
      <style:text-properties style:font-name="Times New Roman" fo:font-size="14pt" officeooo:paragraph-rsid="001cc81f" style:font-size-asian="14pt" style:font-size-complex="14pt"/>
    </style:style>
    <style:style style:name="P28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paragraph-rsid="00297849" style:font-size-asian="14pt" style:font-weight-asian="bold" style:font-size-complex="14pt"/>
    </style:style>
    <style:style style:name="P29" style:family="paragraph" style:parent-style-name="Table_20_Contents">
      <style:paragraph-properties fo:margin-top="0in" fo:margin-bottom="0in" loext:contextual-spacing="false" fo:line-height="150%" fo:text-align="center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in" fo:margin-bottom="0in" loext:contextual-spacing="false" fo:line-height="150%" fo:text-align="center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24d48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in" fo:margin-bottom="0in" loext:contextual-spacing="false" fo:line-height="150%" fo:text-align="center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4d486" officeooo:paragraph-rsid="0024d48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</style:style>
    <style:style style:name="P33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P34" style:family="paragraph" style:parent-style-name="Heading_20_1">
      <style:paragraph-properties fo:line-height="150%"/>
      <style:text-properties style:font-name="Times New Roman" fo:font-size="14pt" officeooo:rsid="001b33a8" officeooo:paragraph-rsid="001b33a8" style:font-size-asian="14pt" style:font-size-complex="14pt"/>
    </style:style>
    <style:style style:name="P35" style:family="paragraph" style:parent-style-name="Heading_20_1">
      <style:paragraph-properties fo:line-height="150%" fo:break-before="page"/>
      <style:text-properties style:font-name="Times New Roman" fo:font-size="14pt" officeooo:rsid="001b33a8" officeooo:paragraph-rsid="001b33a8" style:font-size-asian="14pt" style:font-size-complex="14pt"/>
    </style:style>
    <style:style style:name="P36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37" style:family="paragraph" style:parent-style-name="Standard">
      <style:paragraph-properties fo:margin-left="0in" fo:margin-right="0in" fo:margin-top="0.0398in" fo:margin-bottom="0.1508in" loext:contextual-spacing="false" fo:line-height="100%" fo:text-align="justify" style:justify-single-word="false" fo:text-indent="0.4925in" style:auto-text-indent="false"/>
      <style:text-properties fo:color="#000000" style:font-name="Times New Roman" fo:font-size="14pt" officeooo:paragraph-rsid="000d9aa6" style:font-size-asian="14pt" style:font-name-complex="Times New Roman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d1697" style:font-size-asian="14pt" style:font-size-complex="14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b33a8" officeooo:paragraph-rsid="001b33a8" style:font-size-asian="14pt" style:font-size-complex="14pt"/>
    </style:style>
    <style:style style:name="P40" style:family="paragraph" style:parent-style-name="Standard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officeooo:rsid="001a0323" officeooo:paragraph-rsid="001a0323" style:font-size-asian="14pt" style:font-name-complex="Times New Roman" style:font-size-complex="14pt"/>
    </style:style>
    <style:style style:name="P41" style:family="paragraph" style:parent-style-name="No_20_Spacing">
      <style:paragraph-properties fo:line-height="150%" fo:text-align="justify" style:justify-single-word="false"/>
      <style:text-properties officeooo:paragraph-rsid="0020a86a"/>
    </style:style>
    <style:style style:name="P42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97849" style:font-size-asian="14pt" style:font-name-complex="Times New Roman1"/>
    </style:style>
    <style:style style:name="P43" style:family="paragraph" style:parent-style-name="No_20_Spacing">
      <style:paragraph-properties fo:line-height="150%" fo:text-align="justify" style:justify-single-word="false"/>
      <style:text-properties officeooo:rsid="00235952" officeooo:paragraph-rsid="00235952"/>
    </style:style>
    <style:style style:name="P44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0a86a" style:font-size-asian="14pt" style:font-name-complex="Times New Roman1"/>
    </style:style>
    <style:style style:name="P45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35952" style:font-size-asian="14pt" style:font-name-complex="Times New Roman1"/>
    </style:style>
    <style:style style:name="P46" style:family="paragraph" style:parent-style-name="No_20_Spacing" style:list-style-name="L2">
      <style:paragraph-properties fo:line-height="150%" fo:text-align="justify" style:justify-single-word="false"/>
      <style:text-properties style:font-name="Times New Roman" fo:font-size="14pt" officeooo:paragraph-rsid="00235952" style:font-size-asian="14pt" style:font-name-complex="Times New Roman1"/>
    </style:style>
    <style:style style:name="P47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82ea6" style:font-size-asian="14pt" style:font-name-complex="Times New Roman1"/>
    </style:style>
    <style:style style:name="P48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97849" style:font-size-asian="14pt" style:font-name-complex="Times New Roman1"/>
    </style:style>
    <style:style style:name="P49" style:family="paragraph" style:parent-style-name="No_20_Spacing">
      <style:paragraph-properties fo:line-height="150%" fo:text-align="justify" style:justify-single-word="false"/>
      <style:text-properties style:font-name="Times New Roman" fo:font-size="14pt" officeooo:rsid="00235952" officeooo:paragraph-rsid="00235952" style:font-size-asian="14pt" style:font-name-complex="Times New Roman1"/>
    </style:style>
    <style:style style:name="P50" style:family="paragraph" style:parent-style-name="No_20_Spacing">
      <style:paragraph-properties fo:line-height="150%" fo:text-align="justify" style:justify-single-word="false"/>
      <style:text-properties style:font-name="Times New Roman" fo:font-size="14pt" fo:font-weight="bold" officeooo:paragraph-rsid="0020a86a" style:font-size-asian="14pt" style:font-weight-asian="bold" style:font-name-complex="Times New Roman1" style:font-weight-complex="bold"/>
    </style:style>
    <style:style style:name="P51" style:family="paragraph" style:parent-style-name="No_20_Spacing">
      <style:paragraph-properties fo:line-height="150%" fo:text-align="justify" style:justify-single-word="false"/>
      <style:text-properties style:font-name="Times New Roman" fo:font-size="14pt" fo:font-weight="bold" officeooo:paragraph-rsid="00297849" style:font-size-asian="14pt" style:font-weight-asian="bold" style:font-name-complex="Times New Roman1" style:font-weight-complex="bold"/>
    </style:style>
    <style:style style:name="P52" style:family="paragraph" style:parent-style-name="No_20_Spacing" style:list-style-name="L3">
      <style:paragraph-properties fo:line-height="150%" fo:text-align="justify" style:justify-single-word="false"/>
      <style:text-properties fo:font-weight="bold" officeooo:paragraph-rsid="00282ea6" style:font-weight-asian="bold" style:font-weight-complex="bold"/>
    </style:style>
    <style:style style:name="P53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rsid="001b33a8" officeooo:paragraph-rsid="0020a86a" style:font-size-asian="14pt" style:font-weight-asian="bold" style:font-name-complex="Times New Roman1" style:font-size-complex="14pt" style:font-weight-complex="bold"/>
    </style:style>
    <style:style style:name="P54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rsid="001b33a8" officeooo:paragraph-rsid="00235952" style:font-size-asian="14pt" style:font-weight-asian="bold" style:font-name-complex="Times New Roman1" style:font-size-complex="14pt"/>
    </style:style>
    <style:style style:name="P55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rsid="001b33a8" officeooo:paragraph-rsid="00297849" style:font-size-asian="14pt" style:font-weight-asian="bold" style:font-name-complex="Times New Roman1" style:font-size-complex="14pt"/>
    </style:style>
    <style:style style:name="P5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1b33a8" officeooo:paragraph-rsid="001c845f" style:font-size-asian="14pt" style:font-size-complex="14pt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20a86a" style:font-size-asian="14pt" style:font-weight-asian="bold" style:font-name-complex="Times New Roman1" style:font-size-complex="14pt"/>
    </style:style>
    <style:style style:name="P58" style:family="paragraph" style:parent-style-name="Standard" style:list-style-name="L4">
      <style:paragraph-properties fo:margin-top="0.0398in" fo:margin-bottom="0.1508in" loext:contextual-spacing="false" fo:line-height="100%" fo:text-align="justify" style:justify-single-word="false"/>
      <style:text-properties style:font-name="Times New Roman" fo:font-size="14pt" officeooo:rsid="0016967a" officeooo:paragraph-rsid="0016967a" style:font-size-asian="14pt" style:font-size-complex="14pt"/>
    </style:style>
    <style:style style:name="P59" style:family="paragraph" style:parent-style-name="Standard" style:list-style-name="L4">
      <style:paragraph-properties fo:margin-top="0.0398in" fo:margin-bottom="0.1508in" loext:contextual-spacing="false" fo:line-height="100%" fo:text-align="justify" style:justify-single-word="false"/>
      <style:text-properties officeooo:paragraph-rsid="0016dd1b"/>
    </style:style>
    <style:style style:name="P60" style:family="paragraph" style:parent-style-name="Standard" style:list-style-name="L5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officeooo:rsid="0016dd1b" officeooo:paragraph-rsid="0016dd1b" style:font-size-asian="14pt" style:font-name-complex="Times New Roman" style:font-size-complex="14pt"/>
    </style:style>
    <style:style style:name="P61" style:family="paragraph" style:parent-style-name="Standard" style:list-style-name="L5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officeooo:rsid="0019ca3c" officeooo:paragraph-rsid="0019ca3c" style:font-size-asian="14pt" style:font-name-complex="Times New Roman" style:font-size-complex="14pt"/>
    </style:style>
    <style:style style:name="P62" style:family="paragraph" style:parent-style-name="Standard" style:list-style-name="L5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officeooo:rsid="001a0323" officeooo:paragraph-rsid="001a0323" style:font-size-asian="14pt" style:font-name-complex="Times New Roman" style:font-size-complex="14pt"/>
    </style:style>
    <style:style style:name="P63" style:family="paragraph" style:parent-style-name="Standard" style:list-style-name="L5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fo:font-weight="bold" officeooo:rsid="001a0323" officeooo:paragraph-rsid="001a0323" style:font-size-asian="14pt" style:font-weight-asian="bold" style:font-name-complex="Times New Roman" style:font-size-complex="14pt" style:font-weight-complex="bold"/>
    </style:style>
    <style:style style:name="P64" style:family="paragraph" style:parent-style-name="Standard" style:list-style-name="L5">
      <style:paragraph-properties fo:margin-top="0.0398in" fo:margin-bottom="0.111in" loext:contextual-spacing="false" fo:line-height="100%" fo:text-align="justify" style:justify-single-word="false"/>
      <style:text-properties fo:color="#000000" style:font-name="Times New Roman" fo:font-size="14pt" officeooo:rsid="0016dd1b" officeooo:paragraph-rsid="0016dd1b" style:font-size-asian="14pt" style:font-name-complex="Times New Roman" style:font-size-complex="14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6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1" style:font-size-complex="22pt"/>
    </style:style>
    <style:style style:name="T7" style:family="text"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T8" style:family="text">
      <style:text-properties style:font-name="Times New Roman" fo:font-size="22pt" fo:font-weight="bold" officeooo:rsid="000d1697" style:font-name-asian="Calibri1" style:font-size-asian="22pt" style:font-weight-asian="bold" style:font-name-complex="Times New Roman1" style:font-size-complex="22pt"/>
    </style:style>
    <style:style style:name="T9" style:family="text">
      <style:text-properties style:font-name="Times New Roman" fo:font-size="16pt" style:font-name-asian="Calibri1" style:font-size-asian="16pt" style:font-name-complex="Times New Roman1"/>
    </style:style>
    <style:style style:name="T10" style:family="text">
      <style:text-properties style:font-name="Times New Roman" fo:font-size="16pt" officeooo:rsid="000cf0d8" style:font-name-asian="Calibri1" style:font-size-asian="16pt" style:font-name-complex="Times New Roman1"/>
    </style:style>
    <style:style style:name="T11" style:family="text">
      <style:text-properties style:font-name="Times New Roman" fo:font-size="16pt" officeooo:rsid="0026becd" style:font-name-asian="Calibri1" style:font-size-asian="16pt" style:font-name-complex="Times New Roman1"/>
    </style:style>
    <style:style style:name="T12" style:family="text">
      <style:text-properties style:font-name="Times New Roman" fo:font-size="14pt" style:font-size-asian="14pt" style:font-name-complex="Times New Roman" style:font-size-complex="14pt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016dd1b" style:font-size-asian="14pt" style:font-size-complex="14pt"/>
    </style:style>
    <style:style style:name="T15" style:family="text">
      <style:text-properties style:font-name="Times New Roman" fo:font-size="14pt" style:font-size-asian="14pt" style:font-name-complex="Times New Roman1"/>
    </style:style>
    <style:style style:name="T16" style:family="text">
      <style:text-properties style:font-name="Times New Roman" fo:font-size="14pt" officeooo:rsid="0026becd" style:font-size-asian="14pt" style:font-name-complex="Times New Roman1"/>
    </style:style>
    <style:style style:name="T17" style:family="text">
      <style:text-properties style:font-name="Times New Roman" fo:font-size="14pt" officeooo:rsid="00282ea6" style:font-size-asian="14pt" style:font-name-complex="Times New Roman1"/>
    </style:style>
    <style:style style:name="T18" style:family="text">
      <style:text-properties style:font-name-complex="Times New Roman"/>
    </style:style>
    <style:style style:name="T19" style:family="text">
      <style:text-properties officeooo:rsid="00178867" style:font-name-complex="Times New Roman"/>
    </style:style>
    <style:style style:name="T20" style:family="text">
      <style:text-properties style:text-position="super 58%" style:font-name-complex="Times New Roman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9ca3c"/>
    </style:style>
    <style:style style:name="T23" style:family="text">
      <style:text-properties officeooo:rsid="001b33a8"/>
    </style:style>
    <style:style style:name="T24" style:family="text">
      <style:text-properties officeooo:rsid="001c845f"/>
    </style:style>
    <style:style style:name="T25" style:family="text">
      <style:text-properties officeooo:rsid="001cc81f"/>
    </style:style>
    <style:style style:name="T26" style:family="text">
      <style:text-properties officeooo:rsid="00297849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6">«Московский государственный технический университет</text:p>
            <text:p text:style-name="P36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5"/>
      <text:p text:style-name="P4"/>
      <text:p text:style-name="P21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5"/>
      <text:p text:style-name="P21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6"/>
      <text:p text:style-name="P8"/>
      <text:p text:style-name="P9"/>
      <text:p text:style-name="P9"/>
      <text:p text:style-name="P9"/>
      <text:p text:style-name="P9"/>
      <text:p text:style-name="P10"/>
      <text:p text:style-name="P13">Домашнее задание</text:p>
      <text:p text:style-name="P7"/>
      <text:p text:style-name="P22"><text:span text:style-name="T5">По предмету: «</text:span><text:span text:style-name="T6">Экономика часть 1</text:span><text:span text:style-name="T5">»</text:span></text:p>
      <text:p text:style-name="P14"/>
      <text:p text:style-name="P23"><text:span text:style-name="T8">В</text:span><text:span text:style-name="T7">ариант 2</text:span></text:p>
      <text:p text:style-name="P12"/>
      <text:p text:style-name="P12"/>
      <text:p text:style-name="P12"/>
      <text:p text:style-name="P12"/>
      <text:p text:style-name="P11"/>
      <text:p text:style-name="P7"/>
      <text:p text:style-name="P7"/>
      <text:p text:style-name="P7"/>
      <text:p text:style-name="P7"/>
      <text:p text:style-name="P7"/>
      <text:p text:style-name="P32"><text:span text:style-name="T9">Преподаватель: </text:span><text:span text:style-name="T11">Строков В.В.</text:span></text:p>
      <text:p text:style-name="P33">Студент: Гасанзаде М.А.,</text:p>
      <text:p text:style-name="P32"><text:span text:style-name="T9">Группа: ИУ7-</text:span><text:span text:style-name="T10">7</text:span><text:span text:style-name="T9">6Б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15">Москва, 2020 г.<text:bookmark text:name="_Hlk38288974"/></text:p>
      <text:h text:style-name="P34" text:outline-level="1"><text:soft-page-break/>ЗАДАЧА 1</text:h>
      <text:p text:style-name="P16"><text:tab/>Определить первоначальную и остаточную стоимость ОПФ на конец года, если известны следующие данные (в тыс. д.е.): </text:p>
      <text:list xml:id="list3871856416" text:style-name="L1">
        <text:list-item>
          <text:p text:style-name="P56">Основные фонды по первоначальной стоимости за вычетом износа на начало года<text:span text:style-name="T21"> 92400</text:span> </text:p>
        </text:list-item>
        <text:list-item>
          <text:p text:style-name="P56">Введено за <text:span text:style-name="T24">отчётный</text:span> период новых основных фондов <text:span text:style-name="T21">4700</text:span> </text:p>
        </text:list-item>
        <text:list-item>
          <text:p text:style-name="P56">Выбыло за <text:span text:style-name="T24">отчётный</text:span> год основных фондов по первоначальной стоимости <text:span text:style-name="T21">3300</text:span> </text:p>
        </text:list-item>
        <text:list-item>
          <text:p text:style-name="P56">То же, по первоначальной стоимости с <text:span text:style-name="T24">учётом</text:span> износа <text:span text:style-name="T21">2500</text:span></text:p>
        </text:list-item>
        <text:list-item>
          <text:p text:style-name="P56">Стоимость выполненных за год капитальных ремонтов и модернизации <text:span text:style-name="T21">1200</text:span> и <text:span text:style-name="T21">13400</text:span></text:p>
        </text:list-item>
        <text:list-item>
          <text:p text:style-name="P56">Сумма износа на начало года <text:span text:style-name="T21">3800</text:span></text:p>
        </text:list-item>
        <text:list-item>
          <text:p text:style-name="P56">Сумма амортизационных отчислений за <text:span text:style-name="T24">отчётный</text:span> год <text:span text:style-name="T21">3800</text:span></text:p>
        </text:list-item>
      </text:list>
      <text:p text:style-name="P57">РЕШЕНИЕ</text:p>
      <text:p text:style-name="P44">Определим первоначальную стоимость ОПФ на конец <text:s/>года:</text:p>
      <text:p text:style-name="P41"><draw:frame draw:style-name="fr2" draw:name="Object9" text:anchor-type="as-char" svg:y="-0.1728in" svg:width="3.7665in" svg:height="0.2437in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0">Определим остаточную стоимость ОПФ на конец года:</text:p>
      <text:p text:style-name="P41"><draw:frame draw:style-name="fr2" draw:name="Object10" text:anchor-type="as-char" svg:y="-0.1728in" svg:width="6.2244in" svg:height="0.2437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3"/>
      <text:h text:style-name="P35" text:outline-level="1">ЗАДАЧА 2</text:h>
      <text:p text:style-name="P45"><text:tab/>Определить максимальную и среднегодовую потребность предприятия в оборотных средствах для создания производственных запасов, если для выпуска изделия используется три вида материалов, нормы расхода которых и цены закупки представлены в табл. 2.3.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9">Вид материала</text:p>
          </table:table-cell>
          <table:table-cell table:style-name="Table2.A1" office:value-type="string">
            <text:p text:style-name="P30">Норма расхода, кг/шт. </text:p>
          </table:table-cell>
          <table:table-cell table:style-name="Table2.A1" office:value-type="string">
            <text:p text:style-name="P24">Цена, тыс. руб./т </text:p>
          </table:table-cell>
          <table:table-cell table:style-name="Table2.A1" office:value-type="string">
            <text:p text:style-name="P24">Интервал между поставками, календ. дни</text:p>
          </table:table-cell>
        </table:table-row>
        <table:table-row table:style-name="Table2.2">
          <table:table-cell table:style-name="Table2.A2" office:value-type="string">
            <text:p text:style-name="P29">М-1 </text:p>
            <text:p text:style-name="P29">М-2</text:p>
            <text:p text:style-name="P29">М-3</text:p>
          </table:table-cell>
          <table:table-cell table:style-name="Table2.A2" office:value-type="string">
            <text:p text:style-name="P30">1 </text:p>
            <text:p text:style-name="P31">0.97</text:p>
            <text:p text:style-name="P31"><text:s/>1,2 </text:p>
          </table:table-cell>
          <table:table-cell table:style-name="Table2.A2" office:value-type="string">
            <text:p text:style-name="P30">10</text:p>
            <text:p text:style-name="P31">20</text:p>
            <text:p text:style-name="P31">5</text:p>
          </table:table-cell>
          <table:table-cell table:style-name="Table2.A2" office:value-type="string">
            <text:p text:style-name="P31">16</text:p>
            <text:p text:style-name="P31">20</text:p>
            <text:p text:style-name="P31">30</text:p>
          </table:table-cell>
        </table:table-row>
      </table:table>
      <text:p text:style-name="P49"/>
      <text:p text:style-name="P43"><text:span text:style-name="T15"><text:tab/>Поставщики </text:span><text:span text:style-name="T16">надёжные</text:span><text:span text:style-name="T15">, все материалы поступают в договорные сроки и соответствуют техническим условиям.</text:span></text:p>
      <text:p text:style-name="P43"><text:span text:style-name="T15"><text:tab/>План выпуска продукции в соответствии с </text:span><text:span text:style-name="T16">заключёнными</text:span><text:span text:style-name="T15"> договорами: январь — 10 тыс. шт.; с февраля по апрель — по 12 тыс. шт.; с мая по октябрь — по 15 тыс. шт.; ноябрь, декабрь — по 6 тыс. шт.</text:span></text:p>
      <text:p text:style-name="P20">РЕШЕНИЕ</text:p>
      <text:list xml:id="list3931642900" text:style-name="L2">
        <text:list-item>
          <text:p text:style-name="P46">Определим максимальную потребность в оборотных средствах:</text:p>
        </text:list-item>
      </text:list>
      <text:p text:style-name="P45"><draw:frame draw:style-name="fr2" draw:name="Object11" text:anchor-type="as-char" svg:y="-0.2701in" svg:width="6.7311in" svg:height="0.471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list xml:id="list4099025796" text:style-name="L3">
        <text:list-item>
          <text:p text:style-name="P52"><text:span text:style-name="T15">Определим среднегодовую потребность в основных фондах</text:span><text:span text:style-name="T17">:</text:span></text:p>
        </text:list-item>
      </text:list>
      <text:p text:style-name="P47"><draw:frame draw:style-name="fr2" draw:name="Object12" text:anchor-type="as-char" svg:y="-0.2701in" svg:width="6.6965in" svg:height="0.4717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4"/>
      <text:h text:style-name="P35" text:outline-level="1">ЗАДАЧА 3</text:h>
      <text:p text:style-name="P39"><text:tab/>Согласно плану, объем выпуска продукции предприятием в текущем году должен достигнуть 1080 млн руб., при этом выработку планируется повысить на 4 %. Объем выпуска продукции в базовом году составлял 950 млн руб. при среднесписочной численности работающих 650 чел. Определить плановую численность работающих.</text:p>
      <text:p text:style-name="P20">РЕШЕНИЕ</text:p>
      <text:p text:style-name="P42">Решение:</text:p>
      <text:p text:style-name="P42">Определим базовую выработку:</text:p>
      <text:p text:style-name="P42"><draw:frame draw:style-name="fr2" draw:name="Object13" text:anchor-type="as-char" svg:y="-0.2839in" svg:width="1.2827in" svg:height="0.4575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2">Выработка плановая:</text:p>
      <text:p text:style-name="P42"><draw:frame draw:style-name="fr2" draw:name="Object14" text:anchor-type="as-char" svg:y="-0.1728in" svg:width="1.7398in" svg:height="0.2437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1">Определим плановую численность:</text:p>
      <text:p text:style-name="P51"><draw:frame draw:style-name="fr2" draw:name="Object15" text:anchor-type="as-char" svg:y="-0.2839in" svg:width="1.7535in" svg:height="0.4575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5"/>
      <text:h text:style-name="P27" text:outline-level="1"><text:bookmark-start text:name="_Toc407457701"/>ЗАДА<text:bookmark-end text:name="_Toc407457701"/><text:span text:style-name="T23">ЧА </text:span><text:span text:style-name="T25">4</text:span></text:h>
      <text:p text:style-name="P17"><text:tab/>Определить себестоимость изделий А и Б, производимых в <text:span text:style-name="T26">объёме</text:span> 100 и 50 шт./год соответственно, если затраты на материалы и комплектующие при изготовлении изделия А – 750, Б – 700 д.е./шт. Заработная плата на всех операциях при изготовлении изделия А – 1000, изделия Б – 2000 д.е. Косвенные затраты фирмы, выпускающей эти изделия, – 800 000 д.е./год.</text:p>
      <text:p text:style-name="P19">РЕШЕНИЕ</text:p>
      <text:p text:style-name="P42">Коэффициент распределения постоянных затрат:</text:p>
      <text:p text:style-name="P42"><draw:frame draw:style-name="fr2" draw:name="Object16" text:anchor-type="as-char" svg:y="-0.1772in" svg:width="5.9835in" svg:height="0.248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51">Себестоимость изделия А:</text:p>
      <text:p text:style-name="P42"><draw:frame draw:style-name="fr2" draw:name="Object17" text:anchor-type="as-char" svg:y="-0.1728in" svg:width="3.2827in" svg:height="0.2437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51">Себестоимость изделия Б:</text:p>
      <text:p text:style-name="P42"><draw:frame draw:style-name="fr2" draw:name="Object18" text:anchor-type="as-char" svg:y="-0.1728in" svg:width="3.2752in" svg:height="0.2437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2"/>
      <text:p text:style-name="P28"/>
      <text:h text:style-name="P26" text:outline-level="1"><text:bookmark-start text:name="_Toc40745770"/>ЗАДА<text:bookmark-end text:name="_Toc40745770"/><text:span text:style-name="T23">ЧА </text:span><text:span text:style-name="T25">5</text:span></text:h>
      <text:p text:style-name="P38"><text:span text:style-name="T18"><text:tab/>Определить розничную цену легкового автомобиля с рабочим </text:span><text:span text:style-name="T19">объёмом</text:span><text:span text:style-name="T18"> двигателя более 2500 см</text:span><text:span text:style-name="T20">3</text:span><text:span text:style-name="T18"> при следующих исходных данных: полная себестоимость легкового автомобиля — 500 тыс. руб.; уровень рентабельности — 25 %; ставка акциза легкового автомобиля с указанным объемом двигателя — 10 %; ставка НДС — 18 %. Автомобильный салон получает автомобили непосредственно с предприятия-изготовителя. Торговая наценка салона составляет 30 %.</text:span></text:p>
      <text:p text:style-name="P18">РЕШЕНИЕ</text:p>
      <text:list xml:id="list2588725557" text:style-name="L4">
        <text:list-item>
          <text:p text:style-name="P58">Рассчитаем оптовую цену легкового автомобиля без НДС:</text:p>
          <text:p text:style-name="P59"><draw:frame draw:style-name="fr2" draw:name="Object2" text:anchor-type="as-char" svg:y="-0.1728in" svg:width="1.0043in" svg:height="0.2437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3">, <text:s/></text:span><text:span text:style-name="T14">где С – полная себестоимость изделия; П – прибыль от реализации. Отсюда:</text:span><text:span text:style-name="T12"><text:tab/><text:tab/></text:span></text:p>
        </text:list-item>
      </text:list>
      <text:p text:style-name="P37"><draw:frame draw:style-name="fr2" draw:name="Object1" text:anchor-type="as-char" svg:y="-0.1728in" svg:width="3.5201in" svg:height="0.2437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list xml:id="list496652602" text:style-name="L5">
        <text:list-item>
          <text:p text:style-name="P60">Рассчитаем оптовую цену легкового автомобиля с учётом акциза:</text:p>
          <text:p text:style-name="P60"><draw:frame draw:style-name="fr2" draw:name="Object3" text:anchor-type="as-char" svg:y="-0.2839in" svg:width="3.0681in" svg:height="0.457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60">Налог на добавленную стоимость к оптовой цене легкового автомобиля:</text:p>
          <text:p text:style-name="P64"><draw:frame draw:style-name="fr2" draw:name="Object4" text:anchor-type="as-char" svg:y="-0.1728in" svg:width="3.3362in" svg:height="0.215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60">Определим оптовую <text:span text:style-name="T22">цену легкового автомобиля с учётом акциза и налога на добавленную стоимость:</text:span></text:p>
          <text:p text:style-name="P60"><draw:frame draw:style-name="fr2" draw:name="Object5" text:anchor-type="as-char" svg:y="-0.1728in" svg:width="3.8638in" svg:height="0.243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61">Торговая надбавка:</text:p>
          <text:p text:style-name="P61"><draw:frame draw:style-name="fr2" draw:name="Object6" text:anchor-type="as-char" svg:y="-0.1728in" svg:width="2.6571in" svg:height="0.215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62">НДС на торговую надбавку:</text:p>
          <text:p text:style-name="P62"><draw:frame draw:style-name="fr2" draw:name="Object7" text:anchor-type="as-char" svg:y="-0.1728in" svg:width="2.4193in" svg:height="0.21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63">Цена розничная:</text:p>
          <text:p text:style-name="P62"><draw:frame draw:style-name="fr2" draw:name="Object8" text:anchor-type="as-char" svg:y="-0.1728in" svg:width="3.0016in" svg:height="0.215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</text:list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in" fo:margin-bottom="0in" loext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Стандартный_20_HTML" style:display-name="Стандартный HTML" style:family="paragraph" style:parent-style-name="Standard">
      <style:text-properties fo:color="#000000" style:font-name="Courier New1" fo:font-family="'Courier New'" style:font-family-generic="modern" fo:font-size="10pt" fo:letter-spacing="normal" style:font-size-asian="10pt" style:font-name-complex="Courier New1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  <style:text-properties fo:color="#3d2b18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12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Непропорциональный_20_текст" style:display-name="Непропорциональ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hammadali Hasanzade</meta:initial-creator>
    <meta:editing-cycles>41</meta:editing-cycles>
    <meta:print-date>2020-05-22T09:09:00</meta:print-date>
    <meta:creation-date>2020-02-08T19:02:00</meta:creation-date>
    <dc:date>2020-12-07T18:57:04.287540298</dc:date>
    <meta:editing-duration>PT4H38M26S</meta:editing-duration>
    <meta:generator>LibreOffice/6.4.6.2$Linux_X86_64 LibreOffice_project/40$Build-2</meta:generator>
    <meta:document-statistic meta:table-count="2" meta:image-count="1" meta:object-count="18" meta:page-count="6" meta:paragraph-count="93" meta:word-count="528" meta:character-count="3771" meta:non-whitespace-character-count="3303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 mathvariant="normal">Ц</mi>
          <mi mathvariant="italic">опт</mi>
        </msub>
        <mo stretchy="false">=</mo>
        <mn>500</mn>
      </mrow>
      <mrow>
        <mn>000</mn>
        <mo stretchy="false">+</mo>
        <mn>125</mn>
      </mrow>
      <mrow>
        <mn>000</mn>
        <mo stretchy="false">=</mo>
        <mn>625</mn>
      </mrow>
      <mn>000</mn>
      <mi mathvariant="italic">руб</mi>
      <mi>.</mi>
    </mrow>
    <annotation encoding="StarMath 5.0">func Ц_опт = 500 000 + 125 000 = 625 000 руб.</annotation>
  </semantics>
</math>
</file>

<file path=Object 10/content.xml><?xml version="1.0" encoding="utf-8"?>
<math xmlns="http://www.w3.org/1998/Math/MathML" display="block">
  <semantics>
    <mrow>
      <mrow>
        <msub>
          <mi>ОПФ</mi>
          <mi mathvariant="italic">ост</mi>
        </msub>
        <mo stretchy="false">=</mo>
        <mrow>
          <mn>92400</mn>
          <mo stretchy="false">+</mo>
          <mn>4700</mn>
          <mo stretchy="false">−</mo>
          <mn>2500</mn>
          <mo stretchy="false">+</mo>
          <mn>1200</mn>
          <mo stretchy="false">+</mo>
          <mn>13400</mn>
          <mo stretchy="false">−</mo>
          <mn>3800</mn>
          <mo stretchy="false">−</mo>
          <mn>3800</mn>
        </mrow>
        <mo stretchy="false">=</mo>
        <mn>101600</mn>
      </mrow>
      <mi>тыс</mi>
      <mi>.</mi>
      <mi>руб</mi>
      <mi>.</mi>
    </mrow>
    <annotation encoding="StarMath 5.0">func ОПФ_ост = 92400 + 4700 - 2500 + 1200 + 13400 - 3800 - 3800 = 101600 func тыс. func руб.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ub>
                <mi>ОС</mi>
                <mi>м</mi>
              </msub>
              <mo stretchy="false">=</mo>
              <mrow>
                <mrow>
                  <mo fence="true" stretchy="false">(</mo>
                  <mrow>
                    <mrow>
                      <mrow>
                        <mn>1</mn>
                        <mo stretchy="false">⋅</mo>
                        <mn>10</mn>
                        <mo stretchy="false">⋅</mo>
                        <mn>16</mn>
                      </mrow>
                      <mo stretchy="false">+</mo>
                      <mrow>
                        <mn>0,97</mn>
                        <mo stretchy="false">⋅</mo>
                        <mn>20</mn>
                        <mo stretchy="false">⋅</mo>
                        <mn>20</mn>
                      </mrow>
                      <mo stretchy="false">+</mo>
                      <mrow>
                        <mn>1,2</mn>
                        <mo stretchy="false">⋅</mo>
                        <mn>5</mn>
                        <mo stretchy="false">⋅</mo>
                        <mn>30</mn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0000</mn>
                      <mo stretchy="false">+</mo>
                      <mrow>
                        <mn>12000</mn>
                        <mo stretchy="false">⋅</mo>
                        <mn>3</mn>
                      </mrow>
                      <mo stretchy="false">+</mo>
                      <mrow>
                        <mn>15000</mn>
                        <mo stretchy="false">⋅</mo>
                        <mn>6</mn>
                      </mrow>
                      <mo stretchy="false">+</mo>
                      <mrow>
                        <mn>6000</mn>
                        <mo stretchy="false">⋅</mo>
                        <mn>2</mn>
                      </mrow>
                    </mrow>
                  </mrow>
                  <mo fence="true" stretchy="false">)</mo>
                </mrow>
                <mo stretchy="false">/</mo>
                <mn>1000</mn>
              </mrow>
              <mo stretchy="false">=</mo>
              <mrow/>
            </mrow>
            <mrow/>
          </mrow>
        </mtd>
      </mtr>
      <mtr>
        <mtd>
          <mrow>
            <mrow/>
            <mrow>
              <mrow/>
              <mo stretchy="false">=</mo>
              <mn>107744</mn>
            </mrow>
            <mi>тыс</mi>
            <mi>.</mi>
            <mi>руб</mi>
            <mi>.</mi>
            <mphantom>
              <mi mathvariant="italic">errrrrrrrrrrrrrrrrrrrrrrrrrrrrrrrrrrrrrrrrrrrrrrrrrrrrrrrrrrrrrrrrr</mi>
            </mphantom>
          </mrow>
        </mtd>
      </mtr>
    </mtable>
    <annotation encoding="StarMath 5.0">func ОС_м = (1cdot10cdot16 + 0,97cdot20cdot20 + 1,2cdot5cdot30)cdot(10000 + 12000cdot3 + 15000cdot6 + 6000cdot2)/1000 = {}{} newline {}{}
 = 107744 func тыс. func руб. phantom errrrrrrrrrrrrrrrrrrrrrrrrrrrrrrrrrrrrrrrrrrrrrrrrrrrrrrrrrrrrrrrrr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ОС</mi>
                <mi mathvariant="italic">ср</mi>
              </msub>
              <mo stretchy="false">=</mo>
              <mrow>
                <mrow>
                  <mo fence="true" stretchy="false">(</mo>
                  <mrow>
                    <mrow>
                      <mrow>
                        <mn>1</mn>
                        <mo stretchy="false">⋅</mo>
                        <mn>10</mn>
                        <mo stretchy="false">⋅</mo>
                        <mn>16</mn>
                      </mrow>
                      <mo stretchy="false">+</mo>
                      <mrow>
                        <mn>0,97</mn>
                        <mo stretchy="false">⋅</mo>
                        <mn>20</mn>
                        <mo stretchy="false">⋅</mo>
                        <mn>20</mn>
                      </mrow>
                      <mo stretchy="false">+</mo>
                      <mrow>
                        <mn>1,2</mn>
                        <mo stretchy="false">⋅</mo>
                        <mn>5</mn>
                        <mo stretchy="false">⋅</mo>
                        <mn>30</mn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0000</mn>
                            <mo stretchy="false">+</mo>
                            <mrow>
                              <mn>12000</mn>
                              <mo stretchy="false">⋅</mo>
                              <mn>3</mn>
                            </mrow>
                            <mo stretchy="false">+</mo>
                            <mrow>
                              <mn>15000</mn>
                              <mo stretchy="false">⋅</mo>
                              <mn>6</mn>
                            </mrow>
                            <mo stretchy="false">+</mo>
                            <mrow>
                              <mn>6000</mn>
                              <mo stretchy="false">⋅</mo>
                              <mn>2</mn>
                            </mrow>
                          </mrow>
                        </mrow>
                        <mo fence="true" stretchy="false">)</mo>
                      </mrow>
                      <mo stretchy="false">/</mo>
                      <mn>12</mn>
                    </mrow>
                  </mrow>
                  <mo fence="true" stretchy="false">)</mo>
                </mrow>
                <mo stretchy="false">÷</mo>
                <mrow/>
              </mrow>
            </mrow>
            <mrow/>
          </mrow>
        </mtd>
      </mtr>
      <mtr>
        <mtd>
          <mrow>
            <mrow/>
            <mrow>
              <mrow>
                <mrow/>
                <mo stretchy="false">÷</mo>
                <mn>1000</mn>
              </mrow>
              <mo stretchy="false">=</mo>
              <mn>8978,67</mn>
            </mrow>
            <mi>тыс</mi>
            <mi>.</mi>
            <mi>руб</mi>
            <mi>.</mi>
            <mphantom>
              <mi mathvariant="italic">errrrrrrrrrrrrrrrrrrrrrrrrrrrrrrrrrrrrrrrrrrrrrrrrrrrrrrкк</mi>
            </mphantom>
          </mrow>
        </mtd>
      </mtr>
    </mtable>
    <annotation encoding="StarMath 5.0">func ОС_ср = (1cdot10cdot16 + 0,97cdot20cdot20 + 1,2cdot5cdot30)cdot((10000 + 12000cdot3 + 15000cdot6 + 6000cdot2)/12) div {}{} newline {}{} div  1000 = 8978,67 func тыс. func руб. phantom errrrrrrrrrrrrrrrrrrrrrrrrrrrrrrrrrrrrrrrrrrrrrrrrrrrrrrкк</annotation>
  </semantics>
</math>
</file>

<file path=Object 13/content.xml><?xml version="1.0" encoding="utf-8"?>
<math xmlns="http://www.w3.org/1998/Math/MathML" display="block">
  <semantics>
    <mrow>
      <msub>
        <mi mathvariant="normal">В</mi>
        <mi>б</mi>
      </msub>
      <mo stretchy="false">=</mo>
      <mfrac>
        <mn>950</mn>
        <mn>650</mn>
      </mfrac>
      <mo stretchy="false">=</mo>
      <mn>1,46</mn>
    </mrow>
    <annotation encoding="StarMath 5.0">func В_б = 950 over650 = 1,46</annotation>
  </semantics>
</math>
</file>

<file path=Object 14/content.xml><?xml version="1.0" encoding="utf-8"?>
<math xmlns="http://www.w3.org/1998/Math/MathML" display="block">
  <semantics>
    <mrow>
      <msub>
        <mi mathvariant="normal">В</mi>
        <mi mathvariant="italic">пл</mi>
      </msub>
      <mo stretchy="false">=</mo>
      <mrow>
        <mn>1,46</mn>
        <mo stretchy="false">⋅</mo>
        <mn>1,04</mn>
      </mrow>
      <mo stretchy="false">=</mo>
      <mn>1,52</mn>
    </mrow>
    <annotation encoding="StarMath 5.0">func В_пл = 1,46 cdot 1,04 = 1,52</annotation>
  </semantics>
</math>
</file>

<file path=Object 15/content.xml><?xml version="1.0" encoding="utf-8"?>
<math xmlns="http://www.w3.org/1998/Math/MathML" display="block">
  <semantics>
    <mrow>
      <mrow>
        <msub>
          <mi mathvariant="normal">Ч</mi>
          <mi mathvariant="italic">пл</mi>
        </msub>
        <mo stretchy="false">=</mo>
        <mfrac>
          <mn>1080</mn>
          <mn>1,52</mn>
        </mfrac>
        <mo stretchy="false">=</mo>
        <mn>711</mn>
      </mrow>
      <mi>чел</mi>
      <mi>.</mi>
    </mrow>
    <annotation encoding="StarMath 5.0">func Ч_пл = 1080 over 1,52 = 711 func чел.</annotation>
  </semantics>
</math>
</file>

<file path=Object 16/content.xml><?xml version="1.0" encoding="utf-8"?>
<math xmlns="http://www.w3.org/1998/Math/MathML" display="block">
  <semantics>
    <mrow>
      <mrow>
        <mrow>
          <msub>
            <mi mathvariant="normal">k</mi>
            <mrow>
              <mi>р</mi>
              <mi mathvariant="italic">пост</mi>
              <mn>...</mn>
            </mrow>
          </msub>
          <mo stretchy="false">=</mo>
          <mrow>
            <mn>800000</mn>
            <mo stretchy="false">/</mo>
            <mrow>
              <mo fence="true" stretchy="false">(</mo>
              <mrow>
                <mrow>
                  <mrow>
                    <mn>100</mn>
                    <mo stretchy="false">⋅</mo>
                    <mn>1000</mn>
                  </mrow>
                  <mo stretchy="false">+</mo>
                  <mrow>
                    <mn>50</mn>
                    <mo stretchy="false">⋅</mo>
                    <mn>2000</mn>
                  </mrow>
                </mrow>
              </mrow>
              <mo fence="true" stretchy="false">)</mo>
            </mrow>
          </mrow>
          <mo stretchy="false">=</mo>
          <mn>4</mn>
        </mrow>
        <mrow>
          <mrow>
            <mo fence="true" stretchy="false">(</mo>
            <mrow>
              <mrow>
                <mi mathvariant="normal">д</mi>
                <mi>.</mi>
                <mi mathvariant="normal">е</mi>
                <mi>.</mi>
                <mi>пост</mi>
                <mi>.</mi>
                <mi>затрат</mi>
              </mrow>
            </mrow>
            <mo fence="true" stretchy="false">)</mo>
          </mrow>
          <mo stretchy="false">/</mo>
          <mrow>
            <mo fence="true" stretchy="false">(</mo>
            <mrow>
              <mrow>
                <mi mathvariant="normal">д</mi>
                <mi>.</mi>
                <mi mathvariant="normal">е</mi>
                <mi>.</mi>
                <mrow>
                  <mi mathvariant="normal">з</mi>
                  <mo stretchy="false">/</mo>
                  <mi mathvariant="normal">п</mi>
                </mrow>
              </mrow>
            </mrow>
            <mo fence="true" stretchy="false">)</mo>
          </mrow>
        </mrow>
        <mi>.</mi>
      </mrow>
      <mrow/>
    </mrow>
    <annotation encoding="StarMath 5.0">func k_{р пост...}= 800000/ (100 cdot 1000 + 50 cdot 2000) = 4 ( func д. func е. func пост. func затрат)/( func д. func е. func з/func п).}</annotation>
  </semantics>
</math>
</file>

<file path=Object 17/content.xml><?xml version="1.0" encoding="utf-8"?>
<math xmlns="http://www.w3.org/1998/Math/MathML" display="block">
  <semantics>
    <mrow>
      <mrow>
        <msub>
          <mi mathvariant="normal">S</mi>
          <mi>А</mi>
        </msub>
        <mo stretchy="false">=</mo>
        <mrow>
          <mn>750</mn>
          <mo stretchy="false">+</mo>
          <mn>1000</mn>
          <mo stretchy="false">+</mo>
          <mrow>
            <mn>4</mn>
            <mo stretchy="false">⋅</mo>
            <mn>1000</mn>
          </mrow>
        </mrow>
        <mo stretchy="false">=</mo>
        <mn>5750</mn>
      </mrow>
      <mi mathvariant="normal">д</mi>
      <mi>.</mi>
      <mi mathvariant="normal">е</mi>
      <mrow>
        <mi>.</mi>
        <mo stretchy="false">/</mo>
        <mi>шт</mi>
      </mrow>
      <mi>.</mi>
    </mrow>
    <annotation encoding="StarMath 5.0">func S_А= 750 + 1000 +4 cdot 1000 = 5750 func д. func е./ func шт.</annotation>
  </semantics>
</math>
</file>

<file path=Object 18/content.xml><?xml version="1.0" encoding="utf-8"?>
<math xmlns="http://www.w3.org/1998/Math/MathML" display="block">
  <semantics>
    <mrow>
      <mrow>
        <msub>
          <mi mathvariant="normal">S</mi>
          <mi>Б</mi>
        </msub>
        <mo stretchy="false">=</mo>
        <mrow>
          <mn>70</mn>
          <mo stretchy="false">+</mo>
          <mn>2000</mn>
          <mo stretchy="false">+</mo>
          <mrow>
            <mn>4</mn>
            <mo stretchy="false">⋅</mo>
            <mn>2000</mn>
          </mrow>
        </mrow>
        <mo stretchy="false">=</mo>
        <mn>10070</mn>
      </mrow>
      <mi mathvariant="normal">д</mi>
      <mi>.</mi>
      <mi mathvariant="normal">е</mi>
      <mrow>
        <mi>.</mi>
        <mo stretchy="false">/</mo>
        <mi>шт</mi>
      </mrow>
      <mi>.</mi>
    </mrow>
    <annotation encoding="StarMath 5.0">func S_Б= 70 + 2000 + 4 cdot 2000 = 10070 func д. func е./ func шт.</annotation>
  </semantics>
</math>
</file>

<file path=Object 2/content.xml><?xml version="1.0" encoding="utf-8"?>
<math xmlns="http://www.w3.org/1998/Math/MathML" display="block">
  <semantics>
    <mrow>
      <msub>
        <mi mathvariant="normal">Ц</mi>
        <mi mathvariant="italic">опт</mi>
      </msub>
      <mo stretchy="false">=</mo>
      <mrow>
        <mi mathvariant="normal">С</mi>
        <mo stretchy="false">+</mo>
        <mi mathvariant="normal">П</mi>
      </mrow>
    </mrow>
    <annotation encoding="StarMath 5.0">func Ц_опт = func С + func П</annotation>
  </semantics>
</math>
</file>

<file path=Object 3/content.xml><?xml version="1.0" encoding="utf-8"?>
<math xmlns="http://www.w3.org/1998/Math/MathML" display="block">
  <semantics>
    <mrow>
      <msub>
        <mi mathvariant="normal">Ц</mi>
        <mi mathvariant="italic">опт</mi>
      </msub>
      <mrow>
        <mfrac>
          <mrow>
            <mn>625</mn>
            <mrow>
              <mn>000</mn>
              <mo stretchy="false">⋅</mo>
              <mn>100</mn>
            </mrow>
            <mtext>%</mtext>
          </mrow>
          <mrow>
            <mn>100</mn>
            <mrow>
              <mtext>%</mtext>
              <mo stretchy="false">−</mo>
              <mn>10</mn>
            </mrow>
            <mtext>%</mtext>
          </mrow>
        </mfrac>
        <mo stretchy="false">=</mo>
        <mn>694</mn>
      </mrow>
      <mn>444,44</mn>
      <mi mathvariant="italic">руб</mi>
      <mi>.</mi>
    </mrow>
    <annotation encoding="StarMath 5.0">func Ц_опт {625 000 cdot 100%} over { 100% -10% } = 694 444,44 руб.</annotation>
  </semantics>
</math>
</file>

<file path=Object 4/content.xml><?xml version="1.0" encoding="utf-8"?>
<math xmlns="http://www.w3.org/1998/Math/MathML" display="block">
  <semantics>
    <mrow>
      <mrow>
        <mi>НДС</mi>
        <mo stretchy="false">=</mo>
        <mn>694</mn>
      </mrow>
      <mrow>
        <mrow>
          <mn>444,44</mn>
          <mo stretchy="false">⋅</mo>
          <mn>0.18</mn>
        </mrow>
        <mo stretchy="false">=</mo>
        <mn>124</mn>
      </mrow>
      <mn>999,99</mn>
      <mi mathvariant="italic">руб</mi>
      <mi>.</mi>
    </mrow>
    <annotation encoding="StarMath 5.0">func НДС = 694 444,44 cdot 0.18 = 124 999,99 руб.
</annotation>
  </semantics>
</math>
</file>

<file path=Object 5/content.xml><?xml version="1.0" encoding="utf-8"?>
<math xmlns="http://www.w3.org/1998/Math/MathML" display="block">
  <semantics>
    <mrow>
      <mrow>
        <msub>
          <mi mathvariant="normal">Ц</mi>
          <mi mathvariant="italic">опт</mi>
        </msub>
        <mo stretchy="false">=</mo>
        <mn>694</mn>
      </mrow>
      <mrow>
        <mn>444,44</mn>
        <mo stretchy="false">+</mo>
        <mn>124</mn>
      </mrow>
      <mrow>
        <mn>999,99</mn>
        <mo stretchy="false">=</mo>
        <mn>819</mn>
      </mrow>
      <mn>444,43</mn>
      <mi mathvariant="italic">руб</mi>
      <mi>.</mi>
    </mrow>
    <annotation encoding="StarMath 5.0">func Ц_опт = 694 444,44 + 124 999,99 = 819 444,43 руб.</annotation>
  </semantics>
</math>
</file>

<file path=Object 6/content.xml><?xml version="1.0" encoding="utf-8"?>
<math xmlns="http://www.w3.org/1998/Math/MathML" display="block">
  <semantics>
    <mrow>
      <mn>819</mn>
      <mrow>
        <mrow>
          <mn>444,43</mn>
          <mo stretchy="false">⋅</mo>
          <mn>0,3</mn>
        </mrow>
        <mo stretchy="false">=</mo>
        <mn>245</mn>
      </mrow>
      <mn>833,33</mn>
      <mi mathvariant="italic">руб</mi>
      <mi>.</mi>
    </mrow>
    <annotation encoding="StarMath 5.0">819 444,43 cdot 0,3 = 245 833,33 руб.</annotation>
  </semantics>
</math>
</file>

<file path=Object 7/content.xml><?xml version="1.0" encoding="utf-8"?>
<math xmlns="http://www.w3.org/1998/Math/MathML" display="block">
  <semantics>
    <mrow>
      <mn>245</mn>
      <mrow>
        <mrow>
          <mn>833,33</mn>
          <mo stretchy="false">⋅</mo>
          <mn>0.18</mn>
        </mrow>
        <mo stretchy="false">=</mo>
        <mn>44</mn>
      </mrow>
      <mn>250</mn>
      <mi mathvariant="italic">руб</mi>
      <mi>.</mi>
    </mrow>
    <annotation encoding="StarMath 5.0">245 833,33 cdot 0.18 = 44 250 руб.</annotation>
  </semantics>
</math>
</file>

<file path=Object 8/content.xml><?xml version="1.0" encoding="utf-8"?>
<math xmlns="http://www.w3.org/1998/Math/MathML" display="block">
  <semantics>
    <mrow>
      <mn>819</mn>
      <mrow>
        <mn>444,43</mn>
        <mo stretchy="false">+</mo>
        <mn>44</mn>
      </mrow>
      <mrow>
        <mn>250</mn>
        <mo stretchy="false">=</mo>
        <mn>863</mn>
      </mrow>
      <mn>694,43</mn>
      <mi mathvariant="italic">руб</mi>
      <mi>.</mi>
    </mrow>
    <annotation encoding="StarMath 5.0">819 444,43 + 44 250 = 863 694,43 руб.</annotation>
  </semantics>
</math>
</file>

<file path=Object 9/content.xml><?xml version="1.0" encoding="utf-8"?>
<math xmlns="http://www.w3.org/1998/Math/MathML" display="block">
  <semantics>
    <mrow>
      <msub>
        <mi>ОПФ</mi>
        <mi mathvariant="italic">перв</mi>
      </msub>
      <mrow>
        <mrow>
          <mn>92400</mn>
          <mo stretchy="false">+</mo>
          <mn>4700</mn>
          <mo stretchy="false">−</mo>
          <mn>3300</mn>
        </mrow>
        <mo stretchy="false">=</mo>
        <mn>93800</mn>
      </mrow>
      <mi>тыс</mi>
      <mi>.</mi>
      <mi>руб</mi>
      <mi>.</mi>
    </mrow>
    <annotation encoding="StarMath 5.0">func ОПФ_перв {92400 + 4700 - 3300 } = 93800 func тыс. func руб.</annotation>
  </semantics>
</math>
</file>